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 fo:font-size="26pt" fo:text-shadow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text-properties fo:font-size="2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writing-mode="lr-tb"/>
      <style:text-properties fo:color="#ffffff" style:font-name="Segoe UI" fo:font-size="26pt" fo:text-shadow="1pt 1pt" style:font-size-asian="26pt" style:font-size-complex="26pt"/>
    </style:style>
    <style:style style:name="P6" style:family="paragraph">
      <style:paragraph-properties fo:text-align="center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6pt" fo:font-style="normal" fo:text-shadow="none" style:font-size-asian="26pt" style:font-style-asian="normal" style:font-size-complex="26pt" style:font-style-complex="normal"/>
    </style:style>
    <style:style style:name="T4" style:family="text">
      <style:text-properties fo:color="#003d73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color="#003d73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style:style style:name="T7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T9" style:family="text">
      <style:text-properties fo:color="#ffffff" style:font-name="Segoe UI" fo:font-size="26pt" fo:text-shadow="1pt 1pt" style:font-size-asian="26pt" style:font-size-complex="26pt"/>
    </style:style>
    <style:style style:name="T10" style:family="text">
      <style:text-properties fo:color="#ffffff" style:font-name="Segoe UI" fo:font-size="32pt" fo:font-style="normal" fo:text-shadow="1pt 1pt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PSALMODY</text:span></text:p>
            <text:p text:style-name="P1"><text:span text:style-name="T2">Psalm 1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6.263cm" svg:x="1.524cm" svg:y="0.762cm">
          <draw:text-box>
            <text:p text:style-name="P4"><text:span text:style-name="T4">1</text:span><text:span text:style-name="T5">Blessèd is the man who walks not in the counsel of the wicked,</text:span></text:p>
            <text:p text:style-name="P4"><text:span text:style-name="T6"><text:s text:c="6"/></text:span><text:span text:style-name="T7">nor stands in the way of sinners,</text:span></text:p>
            <text:p text:style-name="P4"><text:span text:style-name="T7"><text:s text:c="6"/></text:span><text:span text:style-name="T7">nor sits in the seat of scoffer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4.384cm" svg:height="4.76cm" svg:x="1.778cm" svg:y="1.016cm">
          <draw:text-box>
            <text:p text:style-name="P4"><text:span text:style-name="T4">2</text:span><text:span text:style-name="T5">but his delight is in the law of the LORD,</text:span></text:p>
            <text:p text:style-name="P4"><text:span text:style-name="T6"><text:s text:c="6"/></text:span><text:span text:style-name="T7">and on his law he meditates day and </text:span></text:p>
            <text:p text:style-name="P4"><text:span text:style-name="T7"><text:s text:c="6"/></text:span><text:span text:style-name="T7">night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4.384cm" svg:height="6.263cm" svg:x="2.032cm" svg:y="1.103cm">
          <draw:text-box>
            <text:p text:style-name="P4"><text:span text:style-name="T4">3</text:span><text:span text:style-name="T5">He is like a tree planted by streams of water <text:s/>that yields its fruit in its season, and its leaf does not wither.</text:span></text:p>
            <text:p text:style-name="P4"><text:span text:style-name="T6"><text:s text:c="5"/></text:span><text:span text:style-name="T7"><text:s/></text:span><text:span text:style-name="T7">In all that he does, he prospe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5" draw:text-style-name="P5" draw:layer="layout" svg:width="26.162cm" svg:height="9.269cm" svg:x="1.27cm" svg:y="0.762cm">
          <draw:text-box>
            <text:p text:style-name="P4"><text:span text:style-name="T4">4</text:span><text:span text:style-name="T5">The wicked are not so,</text:span></text:p>
            <text:p text:style-name="P4"><text:span text:style-name="T6"><text:s text:c="5"/></text:span><text:span text:style-name="T7">but are like chaff that the wind drives away.</text:span></text:p>
            <text:p text:style-name="P4"><text:span text:style-name="T4">5</text:span><text:span text:style-name="T5">Therefore the wicked will not stand in the judgment,</text:span></text:p>
            <text:p text:style-name="P4"><text:span text:style-name="T6"><text:s text:c="5"/></text:span><text:span text:style-name="T7">nor sinners in the congregation of the </text:span></text:p>
            <text:p text:style-name="P4"><text:span text:style-name="T7"><text:s text:c="5"/></text:span><text:span text:style-name="T7">righteou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6" draw:text-style-name="P5" draw:layer="layout" svg:width="24.485cm" svg:height="5.697cm" svg:x="1.524cm" svg:y="1.27cm">
          <draw:text-box>
            <text:p text:style-name="P4"><text:span text:style-name="T4">6</text:span><text:span text:style-name="T5">for the LORD knows the way of the righteous,</text:span></text:p>
            <text:p text:style-name="P4"><text:span text:style-name="T6"><text:s text:c="6"/></text:span><text:span text:style-name="T7">but the way of the wicked will perish.</text:span></text:p>
            <text:p text:style-name="P4"><text:span text:style-name="T8"/></text:p>
            <text:p text:style-name="P4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7" draw:text-style-name="P7" draw:layer="layout" svg:width="24.638cm" svg:height="8.128cm" svg:x="1.778cm" svg:y="0.762cm">
          <draw:text-box>
            <text:p text:style-name="P6"><text:span text:style-name="T2">C: Glory be to the Father and to the Son </text:span></text:p>
            <text:p text:style-name="P6"><text:span text:style-name="T2">and to the Holy Spirit;</text:span></text:p>
            <text:p text:style-name="P6"><text:span text:style-name="T2">as it was in the beginning, </text:span></text:p>
            <text:p text:style-name="P6"><text:span text:style-name="T2">is now, and will be forever. Amen.</text:span></text:p>
            <text:p text:style-name="P4"><text:span text:style-name="T10"><text:s text:c="7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15:16:14.543000000</meta:creation-date>
    <dc:date>2018-05-09T21:46:40.264000000</dc:date>
    <meta:editing-duration>PT17M49S</meta:editing-duration>
    <meta:editing-cycles>6</meta:editing-cycles>
    <meta:generator>LibreOffice/6.0.1.1$Windows_X86_64 LibreOffice_project/60bfb1526849283ce2491346ed2aa51c465abfe6</meta:generator>
    <meta:document-statistic meta:object-count="42"/>
  </office:meta>
</office:document-meta>
</file>